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4" style:family="table-cell" style:parent-style-name="Default" style:data-style-name="N2"/>
    <style:style style:name="ce5" style:family="table-cell" style:parent-style-name="Default" style:data-style-name="N118"/>
    <style:style style:name="ce6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5"/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Default" table:number-columns-repeated="6"/>
        </table:table-row>
        <table:table-row table:style-name="ro3">
          <table:table-cell table:style-name="ce1" office:value-type="string">
            <text:p>Original Data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>
            <text:p>J1690</text:p>
          </table:table-cell>
          <table:table-cell table:style-name="Default" office:value-type="string">
            <text:p>RA (deg)</text:p>
          </table:table-cell>
          <table:table-cell table:style-name="Default" office:value-type="string">
            <text:p>DEC (deg)</text:p>
          </table:table-cell>
          <table:table-cell table:style-name="Default" office:value-type="string">
            <text:p>VRAY (RU)</text:p>
          </table:table-cell>
          <table:table-cell table:style-name="Default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2.46667">
            <text:p>2.47</text:p>
          </table:table-cell>
          <table:table-cell table:style-name="ce4" office:value-type="float" office:value="-23.28333">
            <text:p>-23.28</text:p>
          </table:table-cell>
          <table:table-cell table:style-name="ce4" office:value-type="float" office:value="94.14864">
            <text:p>94.15</text:p>
          </table:table-cell>
          <table:table-cell table:style-name="Default"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15.96667">
            <text:p>15.97</text:p>
          </table:table-cell>
          <table:table-cell table:style-name="ce4" office:value-type="float" office:value="-23.28333">
            <text:p>-23.28</text:p>
          </table:table-cell>
          <table:table-cell table:style-name="ce4" office:value-type="float" office:value="82.79034">
            <text:p>82.79</text:p>
          </table:table-cell>
          <table:table-cell table:style-name="Default"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99.78333">
            <text:p>99.78</text:p>
          </table:table-cell>
          <table:table-cell table:style-name="ce4" office:value-type="float" office:value="-9.11667">
            <text:p>-9.12</text:p>
          </table:table-cell>
          <table:table-cell table:style-name="ce4" office:value-type="float" office:value="218.01034">
            <text:p>218.01</text:p>
          </table:table-cell>
          <table:table-cell table:style-name="Default"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101.11667">
            <text:p>101.12</text:p>
          </table:table-cell>
          <table:table-cell table:style-name="ce4" office:value-type="float" office:value="-10.5">
            <text:p>-10.50</text:p>
          </table:table-cell>
          <table:table-cell table:style-name="ce4" office:value-type="float" office:value="240.45316">
            <text:p>240.45</text:p>
          </table:table-cell>
          <table:table-cell table:style-name="Default"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104.6625">
            <text:p>104.66</text:p>
          </table:table-cell>
          <table:table-cell table:style-name="ce4" office:value-type="float" office:value="-22.8">
            <text:p>-22.80</text:p>
          </table:table-cell>
          <table:table-cell table:style-name="ce4" office:value-type="float" office:value="256.21895">
            <text:p>256.22</text:p>
          </table:table-cell>
          <table:table-cell table:style-name="Default"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122.78333">
            <text:p>122.78</text:p>
          </table:table-cell>
          <table:table-cell table:style-name="ce4" office:value-type="float" office:value="-9.41667">
            <text:p>-9.42</text:p>
          </table:table-cell>
          <table:table-cell table:style-name="ce4" office:value-type="float" office:value="170.95431">
            <text:p>170.95</text:p>
          </table:table-cell>
          <table:table-cell table:style-name="Default"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292.8875">
            <text:p>292.89</text:p>
          </table:table-cell>
          <table:table-cell table:style-name="ce4" office:value-type="float" office:value="-2.56667">
            <text:p>-2.57</text:p>
          </table:table-cell>
          <table:table-cell table:style-name="ce4" office:value-type="float" office:value="234.54366">
            <text:p>234.54</text:p>
          </table:table-cell>
          <table:table-cell table:style-name="Default"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296.5875">
            <text:p>296.59</text:p>
          </table:table-cell>
          <table:table-cell table:style-name="ce4" office:value-type="float" office:value="16.76667">
            <text:p>16.77</text:p>
          </table:table-cell>
          <table:table-cell table:style-name="ce4" office:value-type="float" office:value="418.7482">
            <text:p>418.75</text:p>
          </table:table-cell>
          <table:table-cell table:style-name="Default"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309.50417">
            <text:p>309.50</text:p>
          </table:table-cell>
          <table:table-cell table:style-name="ce4" office:value-type="float" office:value="-2.73333">
            <text:p>-2.73</text:p>
          </table:table-cell>
          <table:table-cell table:style-name="ce4" office:value-type="float" office:value="179.94961">
            <text:p>179.95</text:p>
          </table:table-cell>
          <table:table-cell table:style-name="Default"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338.89583">
            <text:p>338.90</text:p>
          </table:table-cell>
          <table:table-cell table:style-name="ce4" office:value-type="float" office:value="-19.96667">
            <text:p>-19.97</text:p>
          </table:table-cell>
          <table:table-cell table:style-name="ce4" office:value-type="float" office:value="113.25996">
            <text:p>113.2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</table:table-row>
        <table:table-row table:style-name="ro4">
          <table:table-cell table:style-name="ce3" office:value-type="string">
            <text:p>Chandra Center Converter</text:p>
          </table:table-cell>
          <table:table-cell table:style-name="Default" table:number-columns-repeated="6"/>
        </table:table-row>
        <table:table-row table:style-name="ro5">
          <table:table-cell table:style-name="ce2" office:value-type="string">
            <text:p>J2000</text:p>
          </table:table-cell>
          <table:table-cell table:style-name="Default" office:value-type="string">
            <text:p>RA (deg)</text:p>
          </table:table-cell>
          <table:table-cell table:style-name="Default" office:value-type="string">
            <text:p>DEC (deg)</text:p>
          </table:table-cell>
          <table:table-cell table:style-name="Default"/>
          <table:table-cell table:style-name="ce3" office:value-type="string">
            <text:p>Program Converter</text:p>
          </table:table-cell>
          <table:table-cell table:style-name="Default" office:value-type="string">
            <text:p>RA (deg)</text:p>
          </table:table-cell>
          <table:table-cell table:style-name="Default" office:value-type="string">
            <text:p>DEC (deg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38339">
            <text:p>6.3834</text:p>
          </table:table-cell>
          <table:table-cell office:value-type="float" office:value="-21.558425">
            <text:p>-21.5584</text:p>
          </table:table-cell>
          <table:table-cell table:number-columns-repeated="2"/>
          <table:table-cell office:value-type="float" office:value="6.38011">
            <text:p>6.3801</text:p>
          </table:table-cell>
          <table:table-cell office:value-type="float" office:value="-21.56175">
            <text:p>-21.5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719639">
            <text:p>19.7196</text:p>
          </table:table-cell>
          <table:table-cell office:value-type="float" office:value="-21.636341">
            <text:p>-21.6363</text:p>
          </table:table-cell>
          <table:table-cell table:number-columns-repeated="2"/>
          <table:table-cell office:value-type="float" office:value="19.71633">
            <text:p>19.7163</text:p>
          </table:table-cell>
          <table:table-cell office:value-type="float" office:value="-21.63962">
            <text:p>-21.63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3.471591">
            <text:p>103.4716</text:p>
          </table:table-cell>
          <table:table-cell office:value-type="float" office:value="-9.468026">
            <text:p>-9.4680</text:p>
          </table:table-cell>
          <table:table-cell table:number-columns-repeated="2"/>
          <table:table-cell office:value-type="float" office:value="103.47503">
            <text:p>103.4750</text:p>
          </table:table-cell>
          <table:table-cell office:value-type="float" office:value="-9.46473">
            <text:p>-9.46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4.770592">
            <text:p>104.7706</text:p>
          </table:table-cell>
          <table:table-cell office:value-type="float" office:value="-10.886883">
            <text:p>-10.8869</text:p>
          </table:table-cell>
          <table:table-cell table:number-columns-repeated="2"/>
          <table:table-cell office:value-type="float" office:value="104.76725">
            <text:p>104.7673</text:p>
          </table:table-cell>
          <table:table-cell office:value-type="float" office:value="-10.88672">
            <text:p>-10.88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7.923374">
            <text:p>107.9234</text:p>
          </table:table-cell>
          <table:table-cell office:value-type="float" office:value="-23.284468">
            <text:p>-23.2845</text:p>
          </table:table-cell>
          <table:table-cell table:number-columns-repeated="2"/>
          <table:table-cell office:value-type="float" office:value="107.92588">
            <text:p>107.9259</text:p>
          </table:table-cell>
          <table:table-cell office:value-type="float" office:value="-23.28448">
            <text:p>-23.28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6.500158">
            <text:p>126.5002</text:p>
          </table:table-cell>
          <table:table-cell office:value-type="float" office:value="-10.401584">
            <text:p>-10.4016</text:p>
          </table:table-cell>
          <table:table-cell table:number-columns-repeated="2"/>
          <table:table-cell office:value-type="float" office:value="126.50358">
            <text:p>126.5036</text:p>
          </table:table-cell>
          <table:table-cell office:value-type="float" office:value="-10.39828">
            <text:p>-10.398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6.918737">
            <text:p>296.9187</text:p>
          </table:table-cell>
          <table:table-cell office:value-type="float" office:value="-1.842792">
            <text:p>-1.8428</text:p>
          </table:table-cell>
          <table:table-cell table:number-columns-repeated="2"/>
          <table:table-cell office:value-type="float" office:value="296.91615">
            <text:p>296.9162</text:p>
          </table:table-cell>
          <table:table-cell office:value-type="float" office:value="-1.83959">
            <text:p>-1.83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.088493">
            <text:p>300.0885</text:p>
          </table:table-cell>
          <table:table-cell office:value-type="float" office:value="17.589745">
            <text:p>17.5897</text:p>
          </table:table-cell>
          <table:table-cell table:number-columns-repeated="2"/>
          <table:table-cell office:value-type="float" office:value="300.08607">
            <text:p>300.0861</text:p>
          </table:table-cell>
          <table:table-cell office:value-type="float" office:value="17.58629">
            <text:p>17.58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3.517115">
            <text:p>313.5171</text:p>
          </table:table-cell>
          <table:table-cell office:value-type="float" office:value="-1.58557">
            <text:p>-1.5856</text:p>
          </table:table-cell>
          <table:table-cell table:number-columns-repeated="2"/>
          <table:table-cell office:value-type="float" office:value="313.52136">
            <text:p>313.5214</text:p>
          </table:table-cell>
          <table:table-cell office:value-type="float" office:value="-1.58886">
            <text:p>-1.58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3.063834">
            <text:p>343.0638</text:p>
          </table:table-cell>
          <table:table-cell office:value-type="float" office:value="-18.337499">
            <text:p>-18.3375</text:p>
          </table:table-cell>
          <table:table-cell table:number-columns-repeated="2"/>
          <table:table-cell office:value-type="float" office:value="343.05969">
            <text:p>343.0597</text:p>
          </table:table-cell>
          <table:table-cell office:value-type="float" office:value="-18.33423">
            <text:p>-18.3342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4" table:number-columns-repeated="2"/>
        </table:table-row>
        <table:table-row table:style-name="ro6">
          <table:table-cell table:style-name="ce2" office:value-type="string">
            <text:p>B1950</text:p>
          </table:table-cell>
          <table:table-cell table:style-name="ce6" office:value-type="string">
            <text:p>RA (deg)</text:p>
          </table:table-cell>
          <table:table-cell table:style-name="ce6" office:value-type="string">
            <text:p>DEC (deg)</text:p>
          </table:table-cell>
          <table:table-cell table:style-name="Default" table:number-columns-repeated="2"/>
          <table:table-cell table:style-name="ce6" office:value-type="string">
            <text:p>RA (deg)</text:p>
          </table:table-cell>
          <table:table-cell table:style-name="ce6" office:value-type="string">
            <text:p>DEC (deg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754423">
            <text:p>5.7544</text:p>
          </table:table-cell>
          <table:table-cell office:value-type="float" office:value="-21.835313">
            <text:p>-21.8353</text:p>
          </table:table-cell>
          <table:table-cell table:number-columns-repeated="2"/>
          <table:table-cell office:value-type="float" office:value="5.75111">
            <text:p>5.7511</text:p>
          </table:table-cell>
          <table:table-cell office:value-type="float" office:value="-21.83858">
            <text:p>-21.8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115944">
            <text:p>19.1159</text:p>
          </table:table-cell>
          <table:table-cell office:value-type="float" office:value="-21.898953">
            <text:p>-21.8990</text:p>
          </table:table-cell>
          <table:table-cell table:number-columns-repeated="2"/>
          <table:table-cell office:value-type="float" office:value="19.1126">
            <text:p>19.1126</text:p>
          </table:table-cell>
          <table:table-cell office:value-type="float" office:value="-21.90219">
            <text:p>-21.90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2.876072">
            <text:p>102.8761</text:p>
          </table:table-cell>
          <table:table-cell office:value-type="float" office:value="-9.404582">
            <text:p>-9.4046</text:p>
          </table:table-cell>
          <table:table-cell table:number-columns-repeated="2"/>
          <table:table-cell office:value-type="float" office:value="102.87945">
            <text:p>102.8795</text:p>
          </table:table-cell>
          <table:table-cell office:value-type="float" office:value="-9.40129">
            <text:p>-9.40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4.181696">
            <text:p>104.1817</text:p>
          </table:table-cell>
          <table:table-cell office:value-type="float" office:value="-10.817294">
            <text:p>-10.8173</text:p>
          </table:table-cell>
          <table:table-cell table:number-columns-repeated="2"/>
          <table:table-cell office:value-type="float" office:value="104.17831">
            <text:p>104.1783</text:p>
          </table:table-cell>
          <table:table-cell office:value-type="float" office:value="-10.81717">
            <text:p>-10.81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7.396741">
            <text:p>107.3967</text:p>
          </table:table-cell>
          <table:table-cell office:value-type="float" office:value="-23.200011">
            <text:p>-23.2000</text:p>
          </table:table-cell>
          <table:table-cell table:number-columns-repeated="2"/>
          <table:table-cell office:value-type="float" office:value="107.39918">
            <text:p>107.3992</text:p>
          </table:table-cell>
          <table:table-cell office:value-type="float" office:value="-23.20003">
            <text:p>-23.2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5.900483">
            <text:p>125.9005</text:p>
          </table:table-cell>
          <table:table-cell office:value-type="float" office:value="-10.237155">
            <text:p>-10.2372</text:p>
          </table:table-cell>
          <table:table-cell table:number-columns-repeated="2"/>
          <table:table-cell office:value-type="float" office:value="125.90385">
            <text:p>125.9039</text:p>
          </table:table-cell>
          <table:table-cell office:value-type="float" office:value="-10.23388">
            <text:p>-10.23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6.269695">
            <text:p>296.2697</text:p>
          </table:table-cell>
          <table:table-cell office:value-type="float" office:value="-1.967436">
            <text:p>-1.9674</text:p>
          </table:table-cell>
          <table:table-cell table:number-columns-repeated="2"/>
          <table:table-cell office:value-type="float" office:value="296.26709">
            <text:p>296.2671</text:p>
          </table:table-cell>
          <table:table-cell office:value-type="float" office:value="-1.96419">
            <text:p>-1.96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9.523994">
            <text:p>299.5240</text:p>
          </table:table-cell>
          <table:table-cell office:value-type="float" office:value="17.451359">
            <text:p>17.4514</text:p>
          </table:table-cell>
          <table:table-cell table:number-columns-repeated="2"/>
          <table:table-cell office:value-type="float" office:value="299.52151">
            <text:p>299.5215</text:p>
          </table:table-cell>
          <table:table-cell office:value-type="float" office:value="17.44795">
            <text:p>17.44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2.870409">
            <text:p>312.8704</text:p>
          </table:table-cell>
          <table:table-cell office:value-type="float" office:value="-1.77614">
            <text:p>-1.7761</text:p>
          </table:table-cell>
          <table:table-cell table:number-columns-repeated="2"/>
          <table:table-cell office:value-type="float" office:value="312.87461">
            <text:p>312.8746</text:p>
          </table:table-cell>
          <table:table-cell office:value-type="float" office:value="-1.7794">
            <text:p>-1.77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2.395509">
            <text:p>342.3955</text:p>
          </table:table-cell>
          <table:table-cell office:value-type="float" office:value="-18.603387">
            <text:p>-18.6034</text:p>
          </table:table-cell>
          <table:table-cell table:number-columns-repeated="2"/>
          <table:table-cell office:value-type="float" office:value="342.39134">
            <text:p>342.3913</text:p>
          </table:table-cell>
          <table:table-cell office:value-type="float" office:value="-18.60005">
            <text:p>-18.6001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5">
          <table:table-cell table:style-name="ce2" office:value-type="string">
            <text:p>Galactic</text:p>
          </table:table-cell>
          <table:table-cell table:style-name="ce6" office:value-type="string">
            <text:p>Latitude (deg)</text:p>
          </table:table-cell>
          <table:table-cell table:style-name="ce6" office:value-type="string">
            <text:p>Longitude (deg)</text:p>
          </table:table-cell>
          <table:table-cell table:style-name="Default" table:number-columns-repeated="2"/>
          <table:table-cell table:style-name="ce6" office:value-type="string">
            <text:p>Latitude (deg)</text:p>
          </table:table-cell>
          <table:table-cell table:style-name="ce6" office:value-type="string">
            <text:p>Longitude (deg)</text:p>
          </table:table-cell>
        </table:table-row>
        <table:table-row table:style-name="ro1">
          <table:table-cell/>
          <table:table-cell office:value-type="float" office:value="74.902295">
            <text:p>74.9023</text:p>
          </table:table-cell>
          <table:table-cell office:value-type="float" office:value="-81.889139">
            <text:p>-81.8891</text:p>
          </table:table-cell>
          <table:table-cell table:number-columns-repeated="2"/>
          <table:table-cell office:value-type="float" office:value="74.87051">
            <text:p>74.8705</text:p>
          </table:table-cell>
          <table:table-cell office:value-type="float" office:value="-81.88924">
            <text:p>-81.8892</text:p>
          </table:table-cell>
        </table:table-row>
        <table:table-row table:style-name="ro1">
          <table:table-cell/>
          <table:table-cell office:value-type="float" office:value="173.082165">
            <text:p>173.0822</text:p>
          </table:table-cell>
          <table:table-cell office:value-type="float" office:value="-81.684584">
            <text:p>-81.6846</text:p>
          </table:table-cell>
          <table:table-cell table:number-columns-repeated="2"/>
          <table:table-cell office:value-type="float" office:value="173.08398">
            <text:p>173.0840</text:p>
          </table:table-cell>
          <table:table-cell office:value-type="float" office:value="-81.68906">
            <text:p>-81.6891</text:p>
          </table:table-cell>
        </table:table-row>
        <table:table-row table:style-name="ro1">
          <table:table-cell/>
          <table:table-cell office:value-type="float" office:value="221.647648">
            <text:p>221.6476</text:p>
          </table:table-cell>
          <table:table-cell office:value-type="float" office:value="-3.76301">
            <text:p>-3.7630</text:p>
          </table:table-cell>
          <table:table-cell table:number-columns-repeated="2"/>
          <table:table-cell office:value-type="float" office:value="221.64623">
            <text:p>221.6462</text:p>
          </table:table-cell>
          <table:table-cell office:value-type="float" office:value="-3.75854">
            <text:p>-3.7585</text:p>
          </table:table-cell>
        </table:table-row>
        <table:table-row table:style-name="ro1">
          <table:table-cell/>
          <table:table-cell office:value-type="float" office:value="223.495312">
            <text:p>223.4953</text:p>
          </table:table-cell>
          <table:table-cell office:value-type="float" office:value="-3.266249">
            <text:p>-3.2662</text:p>
          </table:table-cell>
          <table:table-cell table:number-columns-repeated="2"/>
          <table:table-cell office:value-type="float" office:value="223.49367">
            <text:p>223.4937</text:p>
          </table:table-cell>
          <table:table-cell office:value-type="float" office:value="-3.26914">
            <text:p>-3.2691</text:p>
          </table:table-cell>
        </table:table-row>
        <table:table-row table:style-name="ro1">
          <table:table-cell/>
          <table:table-cell office:value-type="float" office:value="235.953045">
            <text:p>235.9530</text:p>
          </table:table-cell>
          <table:table-cell office:value-type="float" office:value="-6.205265">
            <text:p>-6.2053</text:p>
          </table:table-cell>
          <table:table-cell table:number-columns-repeated="2"/>
          <table:table-cell office:value-type="float" office:value="235.95409">
            <text:p>235.9541</text:p>
          </table:table-cell>
          <table:table-cell office:value-type="float" office:value="-6.20328">
            <text:p>-6.2033</text:p>
          </table:table-cell>
        </table:table-row>
        <table:table-row table:style-name="ro1">
          <table:table-cell/>
          <table:table-cell office:value-type="float" office:value="233.635254">
            <text:p>233.6353</text:p>
          </table:table-cell>
          <table:table-cell office:value-type="float" office:value="15.586549">
            <text:p>15.5865</text:p>
          </table:table-cell>
          <table:table-cell table:number-columns-repeated="2"/>
          <table:table-cell office:value-type="float" office:value="233.63422">
            <text:p>233.6342</text:p>
          </table:table-cell>
          <table:table-cell office:value-type="float" office:value="15.5911">
            <text:p>15.5911</text:p>
          </table:table-cell>
        </table:table-row>
        <table:table-row table:style-name="ro1">
          <table:table-cell/>
          <table:table-cell office:value-type="float" office:value="37.771719">
            <text:p>37.7717</text:p>
          </table:table-cell>
          <table:table-cell office:value-type="float" office:value="-13.341346">
            <text:p>-13.3413</text:p>
          </table:table-cell>
          <table:table-cell table:number-columns-repeated="2"/>
          <table:table-cell office:value-type="float" office:value="37.77343">
            <text:p>37.7734</text:p>
          </table:table-cell>
          <table:table-cell office:value-type="float" office:value="-13.33753">
            <text:p>-13.3375</text:p>
          </table:table-cell>
        </table:table-row>
        <table:table-row table:style-name="ro1">
          <table:table-cell/>
          <table:table-cell office:value-type="float" office:value="56.527827">
            <text:p>56.5278</text:p>
          </table:table-cell>
          <table:table-cell office:value-type="float" office:value="-6.516199">
            <text:p>-6.5162</text:p>
          </table:table-cell>
          <table:table-cell table:number-columns-repeated="2"/>
          <table:table-cell office:value-type="float" office:value="56.52365">
            <text:p>56.5237</text:p>
          </table:table-cell>
          <table:table-cell office:value-type="float" office:value="-6.51596">
            <text:p>-6.5160</text:p>
          </table:table-cell>
        </table:table-row>
        <table:table-row table:style-name="ro1">
          <table:table-cell/>
          <table:table-cell office:value-type="float" office:value="46.516979">
            <text:p>46.5170</text:p>
          </table:table-cell>
          <table:table-cell office:value-type="float" office:value="-27.791435">
            <text:p>-27.7914</text:p>
          </table:table-cell>
          <table:table-cell table:number-columns-repeated="2"/>
          <table:table-cell office:value-type="float" office:value="46.51619">
            <text:p>46.5162</text:p>
          </table:table-cell>
          <table:table-cell office:value-type="float" office:value="-27.7967">
            <text:p>-27.7967</text:p>
          </table:table-cell>
        </table:table-row>
        <table:table-row table:style-name="ro1">
          <table:table-cell/>
          <table:table-cell office:value-type="float" office:value="44.390433">
            <text:p>44.3904</text:p>
          </table:table-cell>
          <table:table-cell office:value-type="float" office:value="-61.231805">
            <text:p>-61.2318</text:p>
          </table:table-cell>
          <table:table-cell table:number-columns-repeated="2"/>
          <table:table-cell office:value-type="float" office:value="44.39355">
            <text:p>44.3936</text:p>
          </table:table-cell>
          <table:table-cell office:value-type="float" office:value="-61.22685">
            <text:p>-61.226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11/13/2013</text:date>, <text:time>23:1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mon Sharma</meta:initial-creator>
    <meta:creation-date>2013-11-13T22:27:05</meta:creation-date>
    <dc:date>2013-11-13T23:17:11</dc:date>
    <dc:creator>Ramon Sharma</dc:creator>
    <meta:editing-duration>PT00H44M36S</meta:editing-duration>
    <meta:editing-cycles>15</meta:editing-cycles>
    <meta:generator>OpenOffice.org/3.1$Unix OpenOffice.org_project/310m19$Build-9420</meta:generator>
    <meta:document-statistic meta:table-count="3" meta:cell-count="202" meta:object-count="0"/>
  </office:meta>
</office:document-meta>
</file>